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0pt" officeooo:paragraph-rsid="0012fe0c" style:font-size-asian="20pt" style:font-size-complex="20pt"/>
    </style:style>
    <style:style style:name="P2" style:family="paragraph" style:parent-style-name="Standard">
      <style:text-properties style:font-name="DejaVu Serif" fo:font-size="12pt" officeooo:paragraph-rsid="0012fe0c" style:font-size-asian="12pt" style:font-size-complex="12pt"/>
    </style:style>
    <style:style style:name="T1" style:family="text">
      <style:text-properties officeooo:rsid="0012fe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span text:style-name="T1"><text:s text:c="31"/>SOCGEN <text:s/></text:span></text:p>
      <text:p text:style-name="P1"><text:span text:style-name="T1"><text:s text:c="26"/>APPLICATION</text:span></text:p>
      <text:p text:style-name="P1"><text:span text:style-name="T1"><text:s text:c="33"/>NOT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15"/>IP Packaging and Storag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/></text:p>
      <text:p text:style-name="P2"><text:span text:style-name="T1"><text:tab/>Sharing IP is similar to buying something at IKEA. It will come in a box and some assembly will be required. If you want to share a piece of IP that you have created then you must first package it into a single subdirectory so that it can be sent to the end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bache Designworks</meta:initial-creator>
    <meta:creation-date>2012-12-23T18:26:34</meta:creation-date>
    <dc:date>2012-12-23T18:34:19</dc:date>
    <dc:creator>Ouabache Designworks</dc:creator>
    <meta:editing-duration>P0D</meta:editing-duration>
    <meta:editing-cycles>1</meta:editing-cycles>
    <meta:document-statistic meta:table-count="0" meta:image-count="0" meta:object-count="0" meta:page-count="3" meta:paragraph-count="5" meta:word-count="61" meta:character-count="416" meta:non-whitespace-character-count="252"/>
    <meta:generator>LibreOffice/3.6$Linux_x86 LibreOffice_project/360m1$Build-2</meta:generator>
  </office:meta>
</office:document-meta>
</file>